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2fcf2" officeooo:paragraph-rsid="0012fcf2" style:font-weight-asian="bold" style:font-weight-complex="bold"/>
    </style:style>
    <style:style style:name="P3" style:family="paragraph" style:parent-style-name="Standard">
      <style:text-properties fo:color="#232629" style:font-name="Liberation Serif" fo:font-size="12pt" fo:language="en" fo:country="IN" fo:font-weight="bold" officeooo:rsid="0012fcf2" officeooo:paragraph-rsid="0012fcf2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232629" style:font-name="Liberation Serif" fo:font-size="12pt" fo:language="en" fo:country="IN" fo:font-weight="normal" officeooo:rsid="0012fcf2" officeooo:paragraph-rsid="0012fcf2" style:font-size-asian="12pt" style:font-weight-asian="normal" style:font-size-complex="12pt" style:font-weight-complex="normal"/>
    </style:style>
    <style:style style:name="T1" style:family="text">
      <style:text-properties officeooo:rsid="0012fc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Internals</text:p>
      <text:p text:style-name="P1">Assignment <text:span text:style-name="T1">3</text:span></text:p>
      <text:p text:style-name="P1">By: Pavan Hegde</text:p>
      <text:p text:style-name="P1"/>
      <text:p text:style-name="P2">Program 1</text:p>
      <text:p text:style-name="P3">Write a multithreading program, where threads runs same shared golbal variable of the process between them.</text:p>
      <text:p text:style-name="P3"/>
      <text:p text:style-name="P3">Code:</text:p>
      <text:p text:style-name="P3"/>
      <text:p text:style-name="P4">#include&lt;pthread.h&gt;</text:p>
      <text:p text:style-name="P4">#include&lt;stdio.h&gt;</text:p>
      <text:p text:style-name="P4"/>
      <text:p text:style-name="P4">pthread_t thid1,thid2;</text:p>
      <text:p text:style-name="P4">int var;</text:p>
      <text:p text:style-name="P4"/>
      <text:p text:style-name="P4">void *thread1(void *arg)</text:p>
      <text:p text:style-name="P4">{</text:p>
      <text:p text:style-name="P4"><text:tab/>printf("created thread 1 is executing\n");</text:p>
      <text:p text:style-name="P4"><text:tab/>//printf("Assign value to global variable\n");</text:p>
      <text:p text:style-name="P4"><text:tab/>scanf("%d",&amp;var);</text:p>
      <text:p text:style-name="P4"><text:tab/>printf("Assigning value to global variable var= %d\n",var);</text:p>
      <text:p text:style-name="P4"><text:tab/>return NULL;</text:p>
      <text:p text:style-name="P4">}</text:p>
      <text:p text:style-name="P4"/>
      <text:p text:style-name="P4">void *thread2(void *arg)</text:p>
      <text:p text:style-name="P4">{</text:p>
      <text:p text:style-name="P4"><text:tab/>printf("created thread 2 is executing\n");</text:p>
      <text:p text:style-name="P4"><text:tab/>//printf("Assign value to global variable\n");</text:p>
      <text:p text:style-name="P4"><text:tab/>scanf("%d",&amp;var);</text:p>
      <text:p text:style-name="P4"><text:tab/>printf("Assigning value to global variable var= %d\n",var);</text:p>
      <text:p text:style-name="P4"><text:tab/>return NULL;</text:p>
      <text:p text:style-name="P4">}</text:p>
      <text:p text:style-name="P4"/>
      <text:p text:style-name="P4">int main(void)</text:p>
      <text:p text:style-name="P4">{</text:p>
      <text:p text:style-name="P4"><text:tab/>int ret=pthread_create(&amp;thid1,NULL,thread1,NULL);</text:p>
      <text:p text:style-name="P4"><text:tab/>int ret1=pthread_create(&amp;thid2,NULL,thread2,NULL);</text:p>
      <text:p text:style-name="P4"><text:tab/>if(ret)</text:p>
      <text:p text:style-name="P4"><text:tab/><text:tab/>printf("thread 1 is not created\n");</text:p>
      <text:p text:style-name="P4"><text:tab/>else if(ret1)</text:p>
      <text:p text:style-name="P4"><text:tab/><text:tab/>printf("thread 2 is not createdn");</text:p>
      <text:p text:style-name="P4"><text:tab/>else</text:p>
      <text:p text:style-name="P4"><text:tab/>{</text:p>
      <text:p text:style-name="P4"><text:tab/><text:tab/>printf("threads are created\n");</text:p>
      <text:p text:style-name="P4"><text:tab/><text:tab/></text:p>
      <text:p text:style-name="P4"><text:tab/><text:tab/>pthread_join(thid2,NULL);</text:p>
      <text:p text:style-name="P4"><text:tab/><text:tab/>pthread_join(thid1,NULL);</text:p>
      <text:p text:style-name="P4"><text:tab/>}</text:p>
      <text:p text:style-name="P4"><text:tab/>return 0;</text:p>
      <text:p text:style-name="P4">}</text:p>
      <text:p text:style-name="P4"/>
      <text:p text:style-name="P4"><text:soft-page-break/></text:p>
      <text:p text:style-name="P3">Output:</text:p>
      <text:p text:style-name="P4"/>
      <text:p text:style-name="P4">pavan@pavan-VirtualBox:~/Training/Linux_internals_tools/Assignment_3_Multithreading$ gedit prog1.c</text:p>
      <text:p text:style-name="P4">pavan@pavan-VirtualBox:~/Training/Linux_internals_tools/Assignment_3_Multithreading$ gcc -o prog1 prog1.c -lpthread</text:p>
      <text:p text:style-name="P4">pavan@pavan-VirtualBox:~/Training/Linux_internals_tools/Assignment_3_Multithreading$ ./prog1</text:p>
      <text:p text:style-name="P4">threads are created</text:p>
      <text:p text:style-name="P4">created thread 2 is executing</text:p>
      <text:p text:style-name="P4">created thread 1 is executing</text:p>
      <text:p text:style-name="P4">5</text:p>
      <text:p text:style-name="P4">Assigning value to global variable var= 5</text:p>
      <text:p text:style-name="P4">7</text:p>
      <text:p text:style-name="P4">Assigning value to global variable var= 7</text:p>
      <text:p text:style-name="P4"/>
      <text:p text:style-name="P4"/>
      <text:p text:style-name="P2">Program 2</text:p>
      <text:p text:style-name="P3">Write a program where thread cancel itself.(use pthread_cancel())</text:p>
      <text:p text:style-name="P3"/>
      <text:p text:style-name="P3">Code:</text:p>
      <text:p text:style-name="P3"/>
      <text:p text:style-name="P4">#include&lt;stdio.h&gt;</text:p>
      <text:p text:style-name="P4">#include&lt;stdlib.h&gt;</text:p>
      <text:p text:style-name="P4">#include&lt;pthread.h&gt;</text:p>
      <text:p text:style-name="P4">#include&lt;unistd.h&gt;</text:p>
      <text:p text:style-name="P4"/>
      <text:p text:style-name="P4">pthread_t thread;</text:p>
      <text:p text:style-name="P4"/>
      <text:p text:style-name="P4">void *threadfunc(void *threadid)</text:p>
      <text:p text:style-name="P4">{</text:p>
      <text:p text:style-name="P4"><text:tab/>printf("\nHello World\n");</text:p>
      <text:p text:style-name="P4"><text:tab/>while(1);</text:p>
      <text:p text:style-name="P4">}</text:p>
      <text:p text:style-name="P4"/>
      <text:p text:style-name="P4">int main()</text:p>
      <text:p text:style-name="P4">{</text:p>
      <text:p text:style-name="P4"><text:tab/>pthread_t thread;</text:p>
      <text:p text:style-name="P4"><text:tab/>int t=0;</text:p>
      <text:p text:style-name="P4"><text:tab/>printf("creating thread\n");</text:p>
      <text:p text:style-name="P4"><text:tab/>pthread_create(&amp;thread,NULL,threadfunc,NULL);</text:p>
      <text:p text:style-name="P4"><text:tab/>printf("\n thread id : %lu",thread);</text:p>
      <text:p text:style-name="P4"><text:tab/>sleep(5);</text:p>
      <text:p text:style-name="P4"><text:tab/>t=pthread_cancel(thread);</text:p>
      <text:p text:style-name="P4"><text:tab/>if(t==0)</text:p>
      <text:p text:style-name="P4"><text:tab/><text:tab/>printf("\n cancel thread\n");</text:p>
      <text:p text:style-name="P4"><text:tab/>printf("\n thread id : %lu\n",thread);</text:p>
      <text:p text:style-name="P4"><text:tab/>return 0;</text:p>
      <text:p text:style-name="P4">}</text:p>
      <text:p text:style-name="P4"/>
      <text:p text:style-name="P4"/>
      <text:p text:style-name="P3"><text:soft-page-break/></text:p>
      <text:p text:style-name="P3"/>
      <text:p text:style-name="P3"/>
      <text:p text:style-name="P3">Output:</text:p>
      <text:p text:style-name="P3"/>
      <text:p text:style-name="P4">pavan@pavan-VirtualBox:~/Training/Linux_internals_tools/Assignment_3_Multithreading$ gedit prog2.c</text:p>
      <text:p text:style-name="P4">pavan@pavan-VirtualBox:~/Training/Linux_internals_tools/Assignment_3_Multithreading$ gcc -o prog2 prog2.c -lpthread</text:p>
      <text:p text:style-name="P4">pavan@pavan-VirtualBox:~/Training/Linux_internals_tools/Assignment_3_Multithreading$ ./prog2</text:p>
      <text:p text:style-name="P4">creating thread</text:p>
      <text:p text:style-name="P4"/>
      <text:p text:style-name="P4"><text:s/>thread id : 140537623365376</text:p>
      <text:p text:style-name="P4">Hello World</text:p>
      <text:p text:style-name="P4"/>
      <text:p text:style-name="P4"><text:s/>cancel thread</text:p>
      <text:p text:style-name="P4"/>
      <text:p text:style-name="P4"><text:s/>thread id : 140537623365376</text:p>
      <text:p text:style-name="P4"/>
      <text:p text:style-name="P4"/>
      <text:p text:style-name="P2">Program 3</text:p>
      <text:p text:style-name="P3">Write a program that changes the default properties of newly created posix threads.(ex: to change default pthread stack size )</text:p>
      <text:p text:style-name="P3"/>
      <text:p text:style-name="P3">Code:</text:p>
      <text:p text:style-name="P3"/>
      <text:p text:style-name="P4">#include&lt;stdio.h&gt;</text:p>
      <text:p text:style-name="P4">#include&lt;stdlib.h&gt;</text:p>
      <text:p text:style-name="P4">#include&lt;pthread.h&gt;</text:p>
      <text:p text:style-name="P4">#include&lt;unistd.h&gt;</text:p>
      <text:p text:style-name="P4">#include&lt;string.h&gt;</text:p>
      <text:p text:style-name="P4"/>
      <text:p text:style-name="P4">void *proc(void *param)</text:p>
      <text:p text:style-name="P4">{</text:p>
      <text:p text:style-name="P4"><text:tab/>sleep(2);</text:p>
      <text:p text:style-name="P4"><text:tab/>return 0;</text:p>
      <text:p text:style-name="P4">}</text:p>
      <text:p text:style-name="P4"/>
      <text:p text:style-name="P4">int main()</text:p>
      <text:p text:style-name="P4">{</text:p>
      <text:p text:style-name="P4"><text:tab/>pthread_attr_t Attr;</text:p>
      <text:p text:style-name="P4"><text:tab/>pthread_attr_t Attr1;</text:p>
      <text:p text:style-name="P4"><text:tab/>pthread_t id1;</text:p>
      <text:p text:style-name="P4"><text:tab/>pthread_t id2;</text:p>
      <text:p text:style-name="P4"><text:tab/>void *stk;</text:p>
      <text:p text:style-name="P4"><text:tab/>size_t siz;</text:p>
      <text:p text:style-name="P4"><text:tab/>int err;</text:p>
      <text:p text:style-name="P4"><text:tab/>size_t my_stksize=300;</text:p>
      <text:p text:style-name="P4"><text:tab/>void *my_stack;</text:p>
      <text:p text:style-name="P4"><text:tab/>pthread_attr_init(&amp;Attr);</text:p>
      <text:p text:style-name="P4"><text:tab/>pthread_attr_init(&amp;Attr1);</text:p>
      <text:p text:style-name="P4"><text:soft-page-break/><text:tab/>pthread_create(&amp;id2,&amp;Attr1,proc,NULL);</text:p>
      <text:p text:style-name="P4"><text:tab/></text:p>
      <text:p text:style-name="P4"><text:tab/>pthread_attr_getstack(&amp;Attr1,&amp;stk,&amp;siz);</text:p>
      <text:p text:style-name="P4"><text:tab/></text:p>
      <text:p text:style-name="P4"><text:tab/>printf("Default: Addr=%08x Default size=%d\n",stk,siz);</text:p>
      <text:p text:style-name="P4"><text:tab/>my_stack=(void *)malloc(my_stksize);</text:p>
      <text:p text:style-name="P4"/>
      <text:p text:style-name="P4"><text:tab/>//printf("Malloc check: Addr=%08x Default size=%d\n",my_stack,my_stksize);</text:p>
      <text:p text:style-name="P4"><text:tab/></text:p>
      <text:p text:style-name="P4"><text:tab/>pthread_attr_setstack(&amp;Attr,my_stack,my_stksize);</text:p>
      <text:p text:style-name="P4"/>
      <text:p text:style-name="P4"><text:tab/>pthread_create(&amp;id1,&amp;Attr,proc,NULL);</text:p>
      <text:p text:style-name="P4"><text:tab/>pthread_attr_getstack(&amp;Attr,&amp;stk,&amp;siz);</text:p>
      <text:p text:style-name="P4"><text:tab/>printf("newly defined stack : Addr=%08x and Size=%d\n",my_stack,my_stksize);</text:p>
      <text:p text:style-name="P4"><text:tab/>sleep(3);</text:p>
      <text:p text:style-name="P4"><text:tab/>return 0;</text:p>
      <text:p text:style-name="P4">}</text:p>
      <text:p text:style-name="P4"/>
      <text:p text:style-name="P3">Output:</text:p>
      <text:p text:style-name="P4"/>
      <text:p text:style-name="P4">pavan@pavan-VirtualBox:~/Training/Linux_internals_tools/Assignment_3_Multithreading$ gedit prog3.c</text:p>
      <text:p text:style-name="P4">pavan@pavan-VirtualBox:~/Training/Linux_internals_tools/Assignment_3_Multithreading$ gcc -o prog3 prog3.c -lpthread</text:p>
      <text:p text:style-name="P4">pavan@pavan-VirtualBox:~/Training/Linux_internals_tools/Assignment_3_Multithreading$ ./prog3</text:p>
      <text:p text:style-name="P4">Default: Addr=00000000 Default size=0</text:p>
      <text:p text:style-name="P4">newly defined stack : Addr=ea8467d0 and Size=300</text:p>
      <text:p text:style-name="P4"/>
      <text:p text:style-name="P2">Program 4</text:p>
      <text:p text:style-name="P3">Write a program where pthread task displays the thread id and also prints the calling process pid.</text:p>
      <text:p text:style-name="P3"/>
      <text:p text:style-name="P3">Code:</text:p>
      <text:p text:style-name="P3"/>
      <text:p text:style-name="P4">#include&lt;stdio.h&gt;</text:p>
      <text:p text:style-name="P4">#include&lt;stdlib.h&gt;</text:p>
      <text:p text:style-name="P4">#include&lt;pthread.h&gt;</text:p>
      <text:p text:style-name="P4"/>
      <text:p text:style-name="P4">pthread_t tid;</text:p>
      <text:p text:style-name="P4"/>
      <text:p text:style-name="P4">static void *threadfunc(void *arg)</text:p>
      <text:p text:style-name="P4">{</text:p>
      <text:p text:style-name="P4"><text:tab/>pid_t pid;</text:p>
      <text:p text:style-name="P4"><text:tab/>pthread_t tid;</text:p>
      <text:p text:style-name="P4"><text:tab/>pid=getpid();</text:p>
      <text:p text:style-name="P4"><text:tab/>tid=pthread_self();</text:p>
      <text:p text:style-name="P4"><text:tab/>printf("pid : %u\n tid : %u\n",(unsigned int)pid,(unsigned int)tid);</text:p>
      <text:p text:style-name="P4"><text:tab/>return 0;</text:p>
      <text:p text:style-name="P4">}</text:p>
      <text:p text:style-name="P4"/>
      <text:p text:style-name="P4">int main(void)</text:p>
      <text:p text:style-name="P4"><text:soft-page-break/>{</text:p>
      <text:p text:style-name="P4"><text:tab/>int err;</text:p>
      <text:p text:style-name="P4"><text:tab/>err=pthread_create(&amp;tid,NULL,threadfunc,NULL);</text:p>
      <text:p text:style-name="P4"><text:tab/>if(err!=0)</text:p>
      <text:p text:style-name="P4"><text:tab/><text:tab/>printf("can't create thread : %d\n", strerror(err));</text:p>
      <text:p text:style-name="P4"><text:tab/>while(1);</text:p>
      <text:p text:style-name="P4"><text:tab/>pthread_join(tid,NULL);</text:p>
      <text:p text:style-name="P4"><text:tab/>exit(0);</text:p>
      <text:p text:style-name="P4"><text:tab/>return 0;</text:p>
      <text:p text:style-name="P4">}</text:p>
      <text:p text:style-name="P4"/>
      <text:p text:style-name="P3">Output:</text:p>
      <text:p text:style-name="P4"/>
      <text:p text:style-name="P4">pavan@pavan-VirtualBox:~/Training/Linux_internals_tools/Assignment_3_Multithreading$ gedit prog4.c</text:p>
      <text:p text:style-name="P4">pavan@pavan-VirtualBox:~/Training/Linux_internals_tools/Assignment_3_Multithreading$ gcc -o prog4 prog4.c -lpthread</text:p>
      <text:p text:style-name="P4">pavan@pavan-VirtualBox:~/Training/Linux_internals_tools/Assignment_3_Multithreading$ ./prog4</text:p>
      <text:p text:style-name="P4">pid : 3445</text:p>
      <text:p text:style-name="P4"><text:s/>tid : 1538909952</text:p>
      <text:p text:style-name="P4"/>
      <text:p text:style-name="P2">Program 5</text:p>
      <text:p text:style-name="P3">Write a program that implements threads synchronization using mutex techniques.</text:p>
      <text:p text:style-name="P3"/>
      <text:p text:style-name="P3">Code:</text:p>
      <text:p text:style-name="P4"/>
      <text:p text:style-name="P4">#include&lt;stdio.h&gt;</text:p>
      <text:p text:style-name="P4">#include&lt;stdlib.h&gt;</text:p>
      <text:p text:style-name="P4">#include&lt;pthread.h&gt;</text:p>
      <text:p text:style-name="P4">#include&lt;unistd.h&gt;</text:p>
      <text:p text:style-name="P4">#include&lt;string.h&gt;</text:p>
      <text:p text:style-name="P4">#include&lt;semaphore.h&gt;</text:p>
      <text:p text:style-name="P4"/>
      <text:p text:style-name="P4">int sharedvar=5;</text:p>
      <text:p text:style-name="P4"/>
      <text:p text:style-name="P4">pthread_mutex_t my_mutex;</text:p>
      <text:p text:style-name="P4"/>
      <text:p text:style-name="P4">void *thread_inc(void *arg)</text:p>
      <text:p text:style-name="P4">{</text:p>
      <text:p text:style-name="P4"><text:tab/>pthread_mutex_lock(&amp;my_mutex);</text:p>
      <text:p text:style-name="P4"><text:tab/>sharedvar++;</text:p>
      <text:p text:style-name="P4"><text:tab/>printf("after increment = %d\n",sharedvar);</text:p>
      <text:p text:style-name="P4"><text:tab/>pthread_mutex_unlock(&amp;my_mutex);</text:p>
      <text:p text:style-name="P4">}</text:p>
      <text:p text:style-name="P4"/>
      <text:p text:style-name="P4">void *thread_dec(void *arg)</text:p>
      <text:p text:style-name="P4">{</text:p>
      <text:p text:style-name="P4"><text:tab/>pthread_mutex_lock(&amp;my_mutex);</text:p>
      <text:p text:style-name="P4"><text:tab/>sharedvar--;</text:p>
      <text:p text:style-name="P4"><text:tab/>printf("after decrement = %d\n",sharedvar);</text:p>
      <text:p text:style-name="P4"><text:tab/>pthread_mutex_unlock(&amp;my_mutex);</text:p>
      <text:p text:style-name="P4"><text:soft-page-break/>}</text:p>
      <text:p text:style-name="P4">int main()</text:p>
      <text:p text:style-name="P4">{</text:p>
      <text:p text:style-name="P4"><text:tab/>pthread_t thread1,thread2;</text:p>
      <text:p text:style-name="P4"><text:tab/>pthread_mutex_init(&amp;my_mutex,NULL);</text:p>
      <text:p text:style-name="P4"><text:tab/>//static int x=10;</text:p>
      <text:p text:style-name="P4"><text:tab/></text:p>
      <text:p text:style-name="P4"><text:tab/>pthread_create(&amp;thread1,NULL,thread_inc,NULL);</text:p>
      <text:p text:style-name="P4"><text:tab/>pthread_create(&amp;thread2,NULL,thread_dec,NULL);</text:p>
      <text:p text:style-name="P4"><text:tab/></text:p>
      <text:p text:style-name="P4"><text:tab/>pthread_join(thread1,NULL);</text:p>
      <text:p text:style-name="P4"><text:tab/>pthread_join(thread2,NULL);</text:p>
      <text:p text:style-name="P4"><text:tab/></text:p>
      <text:p text:style-name="P4"><text:tab/>printf("sharedvar = %d\n",sharedvar);</text:p>
      <text:p text:style-name="P4"><text:tab/>return 0;</text:p>
      <text:p text:style-name="P4">}</text:p>
      <text:p text:style-name="P4"/>
      <text:p text:style-name="P3">Output:</text:p>
      <text:p text:style-name="P4"/>
      <text:p text:style-name="P4">pavan@pavan-VirtualBox:~/Training/Linux_internals_tools/Assignment_3_Multithreading$ gedit prog5.c</text:p>
      <text:p text:style-name="P4">pavan@pavan-VirtualBox:~/Training/Linux_internals_tools/Assignment_3_Multithreading$ gcc -o prog5 prog5.c -lpthread</text:p>
      <text:p text:style-name="P4">pavan@pavan-VirtualBox:~/Training/Linux_internals_tools/Assignment_3_Multithreading$ ./prog5</text:p>
      <text:p text:style-name="P4">after decrement = 100</text:p>
      <text:p text:style-name="P4">after increment = 101</text:p>
      <text:p text:style-name="P4">sharedvar = 1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4:31:24.770462509</meta:creation-date>
    <dc:date>2022-03-21T15:07:32.844062912</dc:date>
    <meta:editing-duration>PT36M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6" meta:paragraph-count="217" meta:word-count="517" meta:character-count="5812" meta:non-whitespace-character-count="5396"/>
  </office:meta>
</office:document-meta>
</file>